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aae15" officeooo:paragraph-rsid="000aae1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)</text:p>
      <text:p text:style-name="P1"><text:tab/>The function given implements a^3, the function first does y =a*a = a^2 and then does c=y*a = a*a*a = a^3 . </text:p>
      <text:p text:style-name="P1"><text:tab/>The worst case latency of the circuit would be 2 cycles of clock, since in the first cycle, the function obtains the value of <text:span text:style-name="T1">y</text:span><text:span text:style-name="T2"> and in the second it obtains the final value of the output </text:span><text:span text:style-name="T1">c</text:span><text:span text:style-name="T2">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21T13:35:15.379000000</meta:creation-date>
    <dc:date>2019-11-21T13:38:24.213000000</dc:date>
    <meta:editing-duration>PT3M9S</meta:editing-duration>
    <meta:editing-cycles>1</meta:editing-cycles>
    <meta:document-statistic meta:table-count="0" meta:image-count="0" meta:object-count="0" meta:page-count="1" meta:paragraph-count="3" meta:word-count="61" meta:character-count="301" meta:non-whitespace-character-count="240"/>
    <meta:generator>LibreOffice/6.3.2.2$Windows_X86_64 LibreOffice_project/98b30e735bda24bc04ab42594c85f7fd8be07b9c</meta:generator>
  </office:meta>
</office:document-meta>
</file>